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6.81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54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1.98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2.542cm" fo:break-before="auto" style:use-optimal-row-height="false"/>
    </style:style>
    <style:style style:name="ro10" style:family="table-row">
      <style:table-row-properties style:row-height="3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45" table:default-cell-style-name="ce11"/>
        <table:table-column table:style-name="co15" table:number-columns-repeated="766" table:default-cell-style-name="Default"/>
        <table:table-row table:style-name="ro2">
          <table:table-cell table:style-name="ce1" office:value-type="string" table:number-columns-spanned="13" table:number-rows-spanned="1">
            <text:p>VV Titanium Pigments Pvt Ltd</text:p>
            <text:p>Tuticorin</text:p>
          </table:table-cell>
          <table:covered-table-cell table:number-columns-repeated="12" table:style-name="ce1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Comparison Chart : <text:a xlink:href="python://o.doc_no" xlink:type="simple">Doc No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RFQ Date: <text:a xlink:href="python://get_date(o.name%20and%20o.name.rfq_date%20or%20False)" xlink:type="simple">rfq_date</text:a></text:p>
          </table:table-cell>
          <table:covered-table-cell table:number-columns-repeated="3" table:style-name="ce3"/>
          <table:covered-table-cell table:style-name="Default"/>
          <table:table-cell table:style-name="ce17" table:number-columns-spanned="8" table:number-rows-spanned="1"/>
          <table:covered-table-cell table:number-columns-repeated="2" table:style-name="ce3"/>
          <table:covered-table-cell table:number-columns-repeated="5" table:style-name="ce27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Quotation No's :</text:p>
          </table:table-cell>
          <table:covered-table-cell table:number-columns-repeated="4" table:style-name="ce3"/>
          <table:table-cell table:style-name="ce17" office:value-type="string" table:number-columns-spanned="2" table:number-rows-spanned="1">
            <text:p><text:a xlink:href="python://(get_info(o,1)%20%20and%20get_info(o,1).name%20or%20False)" xlink:type="simple">Q1</text:a></text:p>
          </table:table-cell>
          <table:covered-table-cell table:style-name="ce3"/>
          <table:table-cell table:style-name="ce17" office:value-type="string" table:number-columns-spanned="2" table:number-rows-spanned="1">
            <text:p><text:a xlink:href="python://(get_info(o,2)%20%20and%20get_info(o,2).name%20or%20False)" xlink:type="simple">Q2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3)%20%20and%20get_info(o,3).name%20or%20False)" xlink:type="simple">Q3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4)%20%20and%20get_info(o,4).name%20or%20False)" xlink:type="simple">Q4</text:a>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4" office:value-type="string">
            <text:p>Indent No</text:p>
          </table:table-cell>
          <table:table-cell table:style-name="ce13" office:value-type="string">
            <text:p>Code 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UOM</text:p>
          </table:table-cell>
          <table:table-cell table:style-name="ce13" office:value-type="string">
            <text:p>Qty</text:p>
          </table:table-cell>
          <table:table-cell table:style-name="ce18" office:value-type="string" table:number-columns-spanned="2" table:number-rows-spanned="1">
            <text:p><text:a xlink:href="python://get_supplier_code_name(get_info(o,1)%20%20and%20get_info(o,1).supplier_id%20or%20False)" xlink:type="simple">location</text:a></text:p>
          </table:table-cell>
          <table:covered-table-cell table:style-name="ce18"/>
          <table:table-cell table:style-name="ce25" office:value-type="string" table:number-columns-spanned="2" table:number-rows-spanned="1">
            <text:p><text:span text:style-name="T3"><text:a xlink:href="python://get_supplier_code_name(get_info(o,2)%20%20and%20get_info(o,2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3)%20%20and%20get_info(o,3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4)%20%20and%20get_info(o,4).supplier_id%20or%20False)" xlink:type="simple">location</text:a></text:span></text:p>
          </table:table-cell>
          <table:covered-table-cell table:style-name="ce28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5" table:number-columns-repeated="5"/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6" office:value-type="string" table:number-columns-spanned="13" table:number-rows-spanned="1">
            <text:p><text:a xlink:href="python://for%20each=%22seq,line%20in%20enumerate(o.name.rfq_line)%22" xlink:type="simple">for</text:a></text:p>
          </table:table-cell>
          <table:covered-table-cell table:style-name="ce6"/>
          <table:covered-table-cell table:number-columns-repeated="3" table:style-name="ce5"/>
          <table:covered-table-cell table:number-columns-repeated="8" table:style-name="ce19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7" office:value-type="string">
            <text:p><text:a xlink:href="python://line.po_indent_id.name" xlink:type="simple">pr_no</text:a></text:p>
          </table:table-cell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4" office:value-type="string">
            <text:p><text:a xlink:href="python://line.product_id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6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8"/>
        </table:table-row>
        <table:table-row table:style-name="ro6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6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8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13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1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5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1"/>
        </table:table-row>
        <table:table-row table:style-name="ro5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or Basi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5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20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5">
          <table:table-cell table:style-name="ce5" table:number-columns-repeated="2"/>
          <table:table-cell table:style-name="ce5" office:value-type="string">
            <text:p>Other Charges</text:p>
          </table:table-cell>
          <table:table-cell table:style-name="ce5" table:number-columns-repeated="2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reight Amoun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fright" xlink:type="simple">amount_frigh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23"/>
          <table:table-cell table:number-columns-repeated="1011"/>
        </table:table-row>
        <table:table-row table:style-name="ro7">
          <table:table-cell table:style-name="ce5" table:number-columns-repeated="2"/>
          <table:table-cell table:style-name="ce15" office:value-type="string" table:number-columns-spanned="3" table:number-rows-spanned="1">
            <text:p>Payment Terms: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24"/>
          <table:table-cell table:number-columns-repeated="1011"/>
        </table:table-row>
        <table:table-row table:style-name="ro8">
          <table:table-cell table:style-name="ce5" table:number-columns-repeated="2"/>
          <table:table-cell table:style-name="ce15" office:value-type="string" table:number-columns-spanned="3" table:number-rows-spanned="1">
            <text:p>Delivery Schedule:</text:p>
          </table:table-cell>
          <table:covered-table-cell table:number-columns-repeated="2" table:style-name="ce15"/>
          <table:table-cell table:style-name="ce21" office:value-type="string" table:number-columns-spanned="2" table:number-rows-spanned="1">
            <text:p><text:a xlink:href="python://get_date(get_info(o,1)%20and%20get_info(o,1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2)%20and%20get_info(o,2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3)%20and%20get_info(o,3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4)%20and%20get_info(o,4).schedule)" xlink:type="simple">schedule</text:a></text:p>
          </table:table-cell>
          <table:covered-table-cell table:style-name="ce15"/>
          <table:table-cell table:number-columns-repeated="1011"/>
        </table:table-row>
        <table:table-row table:style-name="ro9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10">
          <table:table-cell table:style-name="ce10" office:value-type="string" table:number-columns-spanned="7" table:number-rows-spanned="1">
            <text:p>Prepared By : </text:p>
          </table:table-cell>
          <table:covered-table-cell table:number-columns-repeated="6" table:style-name="ce10"/>
          <table:table-cell table:style-name="ce26" office:value-type="string" table:number-columns-spanned="6" table:number-rows-spanned="1">
            <text:p>Forwarded By</text:p>
          </table:table-cell>
          <table:covered-table-cell table:number-columns-repeated="5" table:style-name="ce26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11-28T11:38:56</dc:date>
    <dc:creator>Dev127 </dc:creator>
    <meta:editing-duration>PT10H15M54S</meta:editing-duration>
    <meta:editing-cycles>113</meta:editing-cycles>
    <meta:generator>LibreOffice/3.5$Linux_x86 LibreOffice_project/350m1$Build-2</meta:generator>
    <meta:document-statistic meta:table-count="3" meta:cell-count="127" meta:object-count="0"/>
  </office:meta>
</office:document-meta>
</file>